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Spo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SPONGIA TOST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HEART</text:span>valv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arynx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Trachea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Gland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DRY</text:span>COLD Win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Roused from slee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xer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Raising arm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Before 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2 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Lying with head low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Eating a littl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FLABBY. </text:span></text:p>
      <text:p text:style-name="Primary">Weak and heavy. </text:p>
      <text:p text:style-name="Primary">Feels stuffed up. </text:p>
      <text:p text:style-name="Primary">Orgasms. </text:p>
      <text:p text:style-name="Primary">Hard swellings; glands (ductless). </text:p>
      <text:p text:style-name="Primary"/>
      <text:p text:style-name="Secondary">Terrified, anxious look. </text:p>
      <text:p text:style-name="Secondary">Eyes seem to protrude. </text:p>
      <text:p text:style-name="Secondary">Sorethroat, &lt; sweets. </text:p>
      <text:p text:style-name="Secondary">Painfully swelled spermatic cord and testes; stitches in; squeezing in. </text:p>
      <text:p text:style-name="Secondary">Hard testes. </text:p>
      <text:p text:style-name="Secondary">Noisy, whistling inspiration on falling to sleep. </text:p>
      <text:p text:style-name="Secondary"><text:span text:style-name="Strong_20_Emphasis">SUFFOCATION; </text:span>as from a plug, leaf or valve in larynx; waking him; with violent, painful palpitation and blue lips; with heavy sweat. </text:p>
      <text:p text:style-name="Secondary">Anxious, gasping breathing. </text:p>
      <text:p text:style-name="Secondary"><text:span text:style-name="Strong_20_Emphasis">HOLLOW BARKING, CROWING, SAWING OR TIGHT CROUPY COUGH; </text:span>wakes child; then burning in chest; &lt; cold drinks or excitement; &gt; eating. </text:p>
      <text:p text:style-name="Secondary">Voice gives out. </text:p>
      <text:p text:style-name="Secondary">Croup; sudden. </text:p>
      <text:p text:style-name="Secondary"><text:span text:style-name="Strong_20_Emphasis">HOARSENESS. </text:span></text:p>
      <text:p text:style-name="Secondary">Larynx pains, &lt; touch, singing, talking or swallowing; he grasps it. </text:p>
      <text:p text:style-name="Secondary">Diphtheria. </text:p>
      <text:p text:style-name="Secondary">Neck; as if a cord about. </text:p>
      <text:p text:style-name="Secondary">Choking on falling to sleep. </text:p>
      <text:p text:style-name="Secondary">Goitre. </text:p>
      <text:p text:style-name="Secondary">Fulness in chest. </text:p>
      <text:p text:style-name="Secondary">Apical phthisis. </text:p>
      <text:p text:style-name="Secondary"><text:soft-page-break/><text:span text:style-name="Strong_20_Emphasis">HEART; </text:span>surgings mount up to neck, head and face; with closure of eyelids and tears. </text:p>
      <text:p text:style-name="Secondary">Palpitation. </text:p>
      <text:p text:style-name="Secondary">Goitre-heart. </text:p>
      <text:p text:style-name="Secondary">Valvular disease. </text:p>
      <text:p text:style-name="Secondary">Numb fingertips or lower half of body. </text:p>
      <text:p text:style-name="Secondary">Awakes in anxiety. </text:p>
      <text:p text:style-name="Secondary">Heat; in spells, with anxiety and cardiac pain, would rather die; and sudden weakness after walking in open air, he must lie down; with cold, moist thighs; &lt; thinking of it. </text:p>
      <text:p text:style-name="SK-MM-Remedy-Reference">Follows: Cact. Related: Iod. Led.</text:p>
      <text:p text:style-name="Standard"/>
      <text:p text:style-name="SK-MM-Rem-Short">Sta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STANNUM METALLIC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MUCOUS MEMBRAN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CHES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FEMALE ORGAN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Using voic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/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0 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OTION</text:p>
          </table:table-cell>
          <table:table-cell table:style-name="Table1.A2" office:value-type="string">
            <text:p text:style-name="SK-MM-L2">Afte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Gentle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Lying on right side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scending step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Rapid mo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Hard pressureover an edg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/>
          </table:table-cell>
          <table:table-cell table:style-name="Table1.A2" office:value-type="string">
            <text:p text:style-name="SK-MM-L1">Expectora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Repeated short attacks. </text:p>
      <text:p text:style-name="Primary"><text:span text:style-name="Strong_20_Emphasis">EXTREME WEAKNESS; </text:span>&lt; IN CHEST; in throat, stomach, upper arms and thighs; drops into a chair; can't even talk; trembles on moving. </text:p>
      <text:p text:style-name="Primary">Paralytic heaviness. </text:p>
      <text:p text:style-name="Primary">Profuse, muco-purulent secretions. </text:p>
      <text:p text:style-name="Primary">Emaciation. </text:p>
      <text:p text:style-name="Primary"><text:span text:style-name="Strong_20_Emphasis">PAINS INCREASE GRADUALLY, THEN SLOWLY SUBSIDE. </text:span></text:p>
      <text:p text:style-name="Primary">Pressive drawing. </text:p>
      <text:p text:style-name="Primary">Neuralgias. </text:p>
      <text:p text:style-name="Primary"><text:soft-page-break/>Cramps. </text:p>
      <text:p text:style-name="Primary">Spasms. </text:p>
      <text:p text:style-name="Primary">Hysteria. </text:p>
      <text:p text:style-name="Primary"/>
      <text:p text:style-name="Secondary">Anxious, nervous and sad; &lt; before menses. </text:p>
      <text:p text:style-name="Secondary">Weak and miserable, and discouraged. </text:p>
      <text:p text:style-name="Secondary">Pressive stupefying headache. </text:p>
      <text:p text:style-name="Secondary">Pale face, with sunken eyes. </text:p>
      <text:p text:style-name="Secondary">Malar neuralgia. </text:p>
      <text:p text:style-name="Secondary">Faceache. </text:p>
      <text:p text:style-name="Secondary">Tickling at root of tongue. </text:p>
      <text:p text:style-name="Secondary">Vomiting; violent; early morning, with odor of ingesta. </text:p>
      <text:p text:style-name="Secondary">Burning in liver. </text:p>
      <text:p text:style-name="Secondary">Painful, pinching colic, &gt; hard pressure and stool, which exhausts. </text:p>
      <text:p text:style-name="Secondary">Child wants to be carried over shoulder. </text:p>
      <text:p text:style-name="Secondary">Worms. </text:p>
      <text:p text:style-name="Secondary">Atony of bladder. </text:p>
      <text:p text:style-name="Secondary">Easy sexual orgasms. </text:p>
      <text:p text:style-name="Secondary">Pollutions. </text:p>
      <text:p text:style-name="Secondary">Before menses, mania erotica. </text:p>
      <text:p text:style-name="Secondary">During menses, strong odor of body. </text:p>
      <text:p text:style-name="Secondary">Gushes of debilitating leucorrhœa. </text:p>
      <text:p text:style-name="Secondary">Prolapse, of vagina or uterus, &lt; stool. </text:p>
      <text:p text:style-name="Secondary">Much mucus in trachea. </text:p>
      <text:p text:style-name="Secondary">Deep, hollow voice. </text:p>
      <text:p text:style-name="Secondary">Short breath, from every effort; must loosen clothes. </text:p>
      <text:p text:style-name="Secondary">Cough; easily expectorates quantities of sweet or bright yellow pus or balls of mucus. </text:p>
      <text:p text:style-name="Secondary">Catarrhal phthisis. </text:p>
      <text:p text:style-name="Secondary">Chest feels raw or hollow. </text:p>
      <text:p text:style-name="Secondary">Tremulous knees. </text:p>
      <text:p text:style-name="Secondary">Swelled hands and ankles. </text:p>
      <text:p text:style-name="Secondary">Chill at 10 A.M.; with numb fingertips. </text:p>
      <text:p text:style-name="Secondary">Burning palms and soles. </text:p>
      <text:p text:style-name="Secondary">Hectic. </text:p>
      <text:p text:style-name="Secondary">Debilitating, musty sweat at 4 A.M. </text:p>
      <text:p text:style-name="Secondary">Night-sweats. </text:p>
      <text:p text:style-name="SK-MM-Remedy-Reference">Antidotes: Hep. Pul. Related: Lach. Nat-m.</text:p>
      <text:p text:style-name="Standard"/>
      <text:p text:style-name="SK-MM-Rem-Short">Sta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STAPHYSAGRI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NERVE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TEET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Genito-urinary orga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Fibrous tissues</text:p>
          </table:table-cell>
          <table:table-cell table:style-name="Table2.A2" office:value-type="string">
            <text:p text:style-name="SK-MM-L2">Eyelid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Tarsi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ki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Gland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Right deltoid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Emotions</text:span></text:p>
          </table:table-cell>
          <table:table-cell table:style-name="Table2.A2" office:value-type="string">
            <text:p text:style-name="SK-MM-L2">Chagri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Vexatio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Indignation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Quarrel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exual excess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Onanism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Touc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 drink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Laceratio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tretching par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Mercury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Nigh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Warmt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Res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Break-fas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Colo. Related: Cham. Merc.</text:p>
      <text:p text:style-name="Standard"/>
      <text:p text:style-name="SK-MM-Rem-Short">Stict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STICTA PULMONARI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Nerv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Emphasis">Membranes</text:span></text:p>
          </table:table-cell>
          <table:table-cell table:style-name="Table3.A2" office:value-type="string">
            <text:p text:style-name="SK-MM-L2">Nose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Ches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Bronchi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Joint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houlder (R)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Nigh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Lying dow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o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hange of temperatur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Free discharg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Open ai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Nervous, stiff and rheumatic; develops catarrhs. </text:p>
      <text:p text:style-name="Primary">Painful, dry mucous membranes. </text:p>
      <text:p text:style-name="Primary">Diagonal pains. </text:p>
      <text:p text:style-name="Primary"/>
      <text:p text:style-name="Secondary">Must talk. </text:p>
      <text:p text:style-name="Secondary">Seems to be floating. </text:p>
      <text:p text:style-name="Secondary">Burning eyelids. </text:p>
      <text:p text:style-name="Secondary">Pressure or stuffy fulness at root of nose; blows it without relief. </text:p>
      <text:p text:style-name="Secondary">Coryza; that dries up again. </text:p>
      <text:p text:style-name="Secondary">Hay fever. </text:p>
      <text:p text:style-name="Secondary">Tickling high up in pharynx. </text:p>
      <text:p text:style-name="Secondary">Incessant, dry hacking cough; prevents sleep; &lt; coughing and inspiration; croupy; &lt; if tired; after measles. </text:p>
      <text:p text:style-name="Secondary">Numbness in air-passages. </text:p>
      <text:p text:style-name="Secondary">Bronchitis. </text:p>
      <text:p text:style-name="Secondary">Sore, stiff neck; pains to shoulder. </text:p>
      <text:p text:style-name="Secondary">Restless hands and feet. </text:p>
      <text:p text:style-name="Secondary">Rheumatism. </text:p>
      <text:p text:style-name="Secondary">Red spot on affected joint. </text:p>
      <text:p text:style-name="Secondary">Bursitis. </text:p>
      <text:p text:style-name="Secondary">Cold, moist limbs. </text:p>
      <text:p text:style-name="Secondary">Profuse sweat on hands. </text:p>
      <text:p text:style-name="SK-MM-Remedy-Reference">Related: Cetrar. Elap. Guai. Sang. Thu.</text:p>
      <text:p text:style-name="Standard"/>
      <text:p text:style-name="SK-MM-Rem-Short">Stram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STRAMONI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BRAI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Emphasis">Circulation</text:span></text:p>
          </table:table-cell>
          <table:table-cell table:style-name="Table4.A2" office:value-type="string">
            <text:p text:style-name="SK-MM-L2">Throat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Ski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Emphasis">Spinal nerves</text:span></text:p>
          </table:table-cell>
          <table:table-cell table:style-name="Table4.A2" office:value-type="string">
            <text:p text:style-name="SK-MM-L2">Arms</text:p>
          </table:table-cell>
          <table:table-cell table:style-name="Table4.A2" office:value-type="string">
            <text:p text:style-name="SK-MM-L3"><text:span text:style-name="Strong_20_Emphasis">L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Genital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Glistening object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Frigh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AFTER SLEEP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Darkcloudy day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uppress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Intemperanc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<text:span text:style-name="Strong_20_Emphasis">LIGHT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Compan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Warmth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A remedy of TERRORS, <text:span text:style-name="Strong_20_Emphasis">BUT LACKING IN PAIN; </text:span>with suppressed excretions (Ver-a.), passing neither urine nor stool (Led.). </text:p>
      <text:p text:style-name="Primary">Very mobile states. </text:p>
      <text:p text:style-name="Primary">Tremor; nervous. </text:p>
      <text:p text:style-name="Primary">Disorderly, graceful or rhythmic motions (Elap.), &lt; head or arms. </text:p>
      <text:p text:style-name="Primary">Chorea. </text:p>
      <text:p text:style-name="Primary">Spasms, &lt; night. </text:p>
      <text:p text:style-name="Primary"/>
      <text:p text:style-name="Secondary"><text:span text:style-name="Strong_20_Emphasis">DREADS DARKNESS, </text:span>and has a horror of glistening objects. </text:p>
      <text:p text:style-name="Secondary">Fearful, desires company or wants to escape. </text:p>
      <text:p text:style-name="Secondary">Active, variable delirium; talks incessantly; sees many, vividly brilliant or hideous phantoms, more to one side. </text:p>
      <text:p text:style-name="Secondary">Wildly excited, as in night terrors or delirium tremens, or does all sorts of crazy things. </text:p>
      <text:p text:style-name="Secondary">Raving mania, with cold sweat, cursing and praying. </text:p>
      <text:p text:style-name="Secondary">Religious insanity. </text:p>
      <text:p text:style-name="Secondary">The talk of others is intolerable. </text:p>
      <text:p text:style-name="Secondary">Self accusation. </text:p>
      <text:p text:style-name="Secondary">Loss of reason or speech. </text:p>
      <text:p text:style-name="Secondary">Stupid. </text:p>
      <text:p text:style-name="Secondary">Imbecile. </text:p>
      <text:p text:style-name="Secondary">Vertigo, &lt; in dark. </text:p>
      <text:p text:style-name="Secondary">Jerks head up and drops it again. </text:p>
      <text:p text:style-name="Secondary">Fixed sparkling stare. </text:p>
      <text:p text:style-name="Secondary">Squint. </text:p>
      <text:p text:style-name="Secondary">Diplopia. </text:p>
      <text:p text:style-name="Secondary">Night blindness. </text:p>
      <text:p text:style-name="Secondary">Green vision. </text:p>
      <text:p text:style-name="Secondary">Crowding, visual hallucinations. </text:p>
      <text:p text:style-name="Secondary">Sees black. </text:p>
      <text:p text:style-name="Secondary">Delusions as to size and distance. </text:p>
      <text:p text:style-name="Secondary">Red, bloated or rapidly changing face; now flushed, now pale; a sardonic grin, then expresses terror. </text:p>
      <text:p text:style-name="Secondary">Frowning. </text:p>
      <text:p text:style-name="Secondary">Fine red dots on tongue. </text:p>
      <text:p text:style-name="Secondary">Stammering. </text:p>
      <text:p text:style-name="Secondary">Constantly spits saliva. </text:p>
      <text:p text:style-name="Secondary">Dry throat, with great thirst, yet dreads water; it chokes him. </text:p>
      <text:p text:style-name="Secondary">Hydrophobia. </text:p>
      <text:p text:style-name="Secondary">Putrid, dark. painless, involuntary diarrhœa. </text:p>
      <text:p text:style-name="Secondary">Sexual excitement (in males). </text:p>
      <text:p text:style-name="Secondary">Excessive menses, preceded by sexual excitement. </text:p>
      <text:p text:style-name="Secondary">Grasps the genitals. </text:p>
      <text:p text:style-name="Secondary">Nymphomania. </text:p>
      <text:p text:style-name="Secondary">Spasmodic cough. </text:p>
      <text:p text:style-name="Secondary">Spasm of larynx. </text:p>
      <text:p text:style-name="Secondary">Voice suddenly fails, in higher tones. </text:p>
      <text:p text:style-name="Secondary"><text:soft-page-break/>Nervous asthma. </text:p>
      <text:p text:style-name="Secondary">Drawing in back. </text:p>
      <text:p text:style-name="Secondary">Sensitive spine. </text:p>
      <text:p text:style-name="Secondary">Violent pain in hip. </text:p>
      <text:p text:style-name="Secondary">Unilateral paralysis, with twitchings. </text:p>
      <text:p text:style-name="Secondary">Crawlings, as of many bugs. </text:p>
      <text:p text:style-name="Secondary">Non-appearing exanthema. </text:p>
      <text:p text:style-name="Secondary">Fiery scarlatinous rash. </text:p>
      <text:p text:style-name="Secondary">Sopor. </text:p>
      <text:p text:style-name="Secondary">Weeping, in dreams. </text:p>
      <text:p text:style-name="Secondary">Awakes in fear or screaming. </text:p>
      <text:p text:style-name="Secondary">Frightful visions. </text:p>
      <text:p text:style-name="SK-MM-Remedy-Reference">Antidotes: Cof. Nux-v. Related: Bell. Hyo. Op.</text:p>
      <text:p text:style-name="Standard"/>
      <text:p text:style-name="SK-MM-Rem-Short">Stro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STRONTIUM CARBON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<text:span text:style-name="Emphasis">Vaso-motors</text:span></text:p>
          </table:table-cell>
          <table:table-cell table:style-name="Table5.A2" office:value-type="string">
            <text:p text:style-name="SK-MM-L2">Circulatio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Heart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Kidney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Marrow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Ankl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Righ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COLD</text:span>chang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Uncover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Walk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prain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Bleeding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ven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Heat and light</text:p>
          </table:table-cell>
          <table:table-cell table:style-name="Table5.A2" office:value-type="string">
            <text:p text:style-name="SK-MM-L2">Sun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Wrap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Bath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Itch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Congestive tension. </text:p>
      <text:p text:style-name="Primary">Fleeting pains; seemingly in bones. </text:p>
      <text:p text:style-name="Primary">Rheumatism. </text:p>
      <text:p text:style-name="Primary">Burning. </text:p>
      <text:p text:style-name="Primary">Gnawing. </text:p>
      <text:p text:style-name="Primary"><text:soft-page-break/>Pains increase and decrease gradually or make him faint and sick all over. </text:p>
      <text:p text:style-name="Primary">Violent starts. </text:p>
      <text:p text:style-name="Primary">Immobility; of one side. </text:p>
      <text:p text:style-name="Primary">Œdema. </text:p>
      <text:p text:style-name="Primary">Sense of paralytic weakness. </text:p>
      <text:p text:style-name="Primary">Emaciation. </text:p>
      <text:p text:style-name="Primary">Prostration after operations. </text:p>
      <text:p text:style-name="Primary">Formication in limbs. </text:p>
      <text:p text:style-name="Primary">Arterio-sclerosis. </text:p>
      <text:p text:style-name="Primary"/>
      <text:p text:style-name="Secondary">Headaches; into upper jaw; with vertigo and nausea. </text:p>
      <text:p text:style-name="Secondary">Violent pain in nape, &gt; wraps. </text:p>
      <text:p text:style-name="Secondary">Very pale or violently red face. </text:p>
      <text:p text:style-name="Secondary">Numb mouth. </text:p>
      <text:p text:style-name="Secondary">Pressure in stomach during digestion. </text:p>
      <text:p text:style-name="Secondary">Cramp about navel. </text:p>
      <text:p text:style-name="Secondary">Hard, knotty, difficult stool, then burning at anus. </text:p>
      <text:p text:style-name="Secondary">Exhausting, nightly diarrhœa, of yellow water; periodically. </text:p>
      <text:p text:style-name="Secondary">Pale, ammoniacal urine. </text:p>
      <text:p text:style-name="Secondary">As of a load on chest. </text:p>
      <text:p text:style-name="Secondary">Heart feels smothered. </text:p>
      <text:p text:style-name="Secondary">Heart block. </text:p>
      <text:p text:style-name="Secondary">Numb hands. </text:p>
      <text:p text:style-name="Secondary">Sprained or puffed ankles. </text:p>
      <text:p text:style-name="Secondary">Cramp in calves and soles. </text:p>
      <text:p text:style-name="Secondary">Surgical shock. </text:p>
      <text:p text:style-name="Secondary">Flushes of heat; in face; yet averse to uncovering. </text:p>
      <text:p text:style-name="Secondary">Night-sweats; climacteric. </text:p>
      <text:p text:style-name="SK-MM-Remedy-Reference">Related: Calc-c. Rhus-t.</text:p>
      <text:p text:style-name="Standard"/>
      <text:p text:style-name="SK-MM-Rem-Short">Stro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STROPHANTHUS HISPIDU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HEART</text:span>circula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toma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Kidney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Exer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lcoho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bacco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ea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Stitches. </text:p>
      <text:p text:style-name="Primary">Twitchings. </text:p>
      <text:p text:style-name="Primary">Increased secretions. </text:p>
      <text:p text:style-name="Primary">Alternations; rapid, with slow pulse; surgings to head and heart; dilated, with contracted <text:soft-page-break/>pupils, etc. </text:p>
      <text:p text:style-name="Primary">Undulations. </text:p>
      <text:p text:style-name="Primary">Throbbing. </text:p>
      <text:p text:style-name="Primary"/>
      <text:p text:style-name="Secondary">Fear of ordeals. </text:p>
      <text:p text:style-name="Secondary">Feels lifted up, during siesta. </text:p>
      <text:p text:style-name="Secondary">Vertigo, with swimming vision. </text:p>
      <text:p text:style-name="Secondary">Faintness. </text:p>
      <text:p text:style-name="Secondary">Very mobile puplis. </text:p>
      <text:p text:style-name="Secondary">Glimmering vision. </text:p>
      <text:p text:style-name="Secondary">Red spots on face. </text:p>
      <text:p text:style-name="Secondary">Throat seems constricted. </text:p>
      <text:p text:style-name="Secondary">Craves coffee. </text:p>
      <text:p text:style-name="Secondary">Anorexia. </text:p>
      <text:p text:style-name="Secondary">Vomiting. </text:p>
      <text:p text:style-name="Secondary">Rumbling, colicky diarrhœa; with burning at anus. </text:p>
      <text:p text:style-name="Secondary"><text:span text:style-name="Strong_20_Emphasis">HEART; </text:span>sense of lively action; aching; anguish at; weak. </text:p>
      <text:p text:style-name="Secondary">Palpitation; chronic, especially nervous. </text:p>
      <text:p text:style-name="Secondary">Cardiac dyspnœa. </text:p>
      <text:p text:style-name="Secondary">Atheroma. </text:p>
      <text:p text:style-name="Secondary">Small, weak. rapid or irregular pulse. </text:p>
      <text:p text:style-name="Secondary">Heavy forearms and fingers. </text:p>
      <text:p text:style-name="Secondary">Itching feet. </text:p>
      <text:p text:style-name="Secondary">Hives; receding. </text:p>
      <text:p text:style-name="SK-MM-Remedy-Reference">Related: Apoc. Glo. Ign. Spi.</text:p>
      <text:p text:style-name="Standard"/>
      <text:p text:style-name="SK-MM-Rem-Short">Sul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SULFUR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CIRCULATION</text:p>
          </table:table-cell>
          <table:table-cell table:style-name="Table7.A2" office:value-type="string">
            <text:p text:style-name="SK-MM-L2"><text:span text:style-name="Strong_20_Emphasis">VENOU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Portal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bdomen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NUTRITIVE ORGAN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MEMBRANES</text:p>
          </table:table-cell>
          <table:table-cell table:style-name="Table7.A2" office:value-type="string">
            <text:p text:style-name="SK-MM-L2">Mucou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Serou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Rectum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hes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SKIN</text:span>fol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VERTEX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SOL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Join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Glan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Strong_20_Emphasis">SUPPRESSION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BATHING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il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HEATED</text:p>
          </table:table-cell>
          <table:table-cell table:style-name="Table7.A2" office:value-type="string">
            <text:p text:style-name="SK-MM-L2"><text:span text:style-name="Strong_20_Emphasis">EXERTION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Strong_20_Emphasis">IN BED</text:span>by woolensetc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Atmospheric chang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peak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Periodically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A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Warm applicatio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weat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Dry he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STOOPED, LANK, UNCURED, UNTIDY AND UNWASHED. </text:span></text:p>
      <text:p text:style-name="Primary">Emaciation; with good appetite. </text:p>
      <text:p text:style-name="Primary">Atrophy of children. </text:p>
      <text:p text:style-name="Primary">Psora. </text:p>
      <text:p text:style-name="Primary">Scrofula. </text:p>
      <text:p text:style-name="Primary">Rheumatism. </text:p>
      <text:p text:style-name="Primary"><text:span text:style-name="Strong_20_Emphasis">DEFICIENT REACTION; </text:span>effusion; deposits; slow reabsorption. </text:p>
      <text:p text:style-name="Primary"><text:span text:style-name="Strong_20_Emphasis">CHRONICITY. </text:span></text:p>
      <text:p text:style-name="Primary"><text:span text:style-name="Strong_20_Emphasis">RED ORIFICES, </text:span>or single parts; lips, tarsi, ears, etc. </text:p>
      <text:p text:style-name="Primary">(Alo.). </text:p>
      <text:p text:style-name="Primary"><text:span text:style-name="Strong_20_Emphasis">LOCAL THROBBING, BURNING OR CONGESTION; SOLES; VERTEX; </text:span>bones; painful spots, etc. </text:p>
      <text:p text:style-name="Primary"><text:span text:style-name="Strong_20_Emphasis">ITCHING; </text:span>parts; discharges cause, etc. </text:p>
      <text:p text:style-name="Primary">Foul, acrid or blood streaked discharges. </text:p>
      <text:p text:style-name="Primary">Weak, faint spells. </text:p>
      <text:p text:style-name="Primary">Empty, overful, rough or asleep feeling. </text:p>
      <text:p text:style-name="Primary"><text:span text:style-name="Strong_20_Emphasis">ASCENDING EFFECTS; </text:span>heats, orgasms, vertigo, etc. </text:p>
      <text:p text:style-name="Primary"/>
      <text:p text:style-name="Secondary">Slow, lazy, hungry, and always tired. </text:p>
      <text:p text:style-name="Secondary">Hopeful dreamers; ecstatic, religious, philosophic, etc. </text:p>
      <text:p text:style-name="Secondary">Peevish, mean, prying or easily excited. </text:p>
      <text:p text:style-name="Secondary">Melancholic. </text:p>
      <text:p text:style-name="Secondary">Tired of life. </text:p>
      <text:p text:style-name="Secondary">Vertigo; in forehead. </text:p>
      <text:p text:style-name="Secondary"><text:span text:style-name="Strong_20_Emphasis">VERTEX; </text:span>throbs, hot, heavy, sore, etc. </text:p>
      <text:p text:style-name="Secondary"><text:soft-page-break/>Nape to vertex; painf chills, pressure, etc. </text:p>
      <text:p text:style-name="Secondary">As of a band about or pain deep in brain. </text:p>
      <text:p text:style-name="Secondary">Sunday headache; preceded by photopsies. </text:p>
      <text:p text:style-name="Secondary">Hot head, with cold feet. </text:p>
      <text:p text:style-name="Secondary">Sweaty scalp. </text:p>
      <text:p text:style-name="Secondary">Dry, cold hair. </text:p>
      <text:p text:style-name="Secondary">Eyes; burn; cutting, as from sand; bursting in balls; quivering. </text:p>
      <text:p text:style-name="Secondary">Halo about light. </text:p>
      <text:p text:style-name="Secondary">As of floating soot before. </text:p>
      <text:p text:style-name="Secondary">Photophobia. </text:p>
      <text:p text:style-name="Secondary">Ophthalmia. </text:p>
      <text:p text:style-name="Secondary">Swashing in ears. </text:p>
      <text:p text:style-name="Secondary">Nose obstructed on alternate sides; drips; swelled; red. &lt; cold. </text:p>
      <text:p text:style-name="Secondary">Catarrhal colds. </text:p>
      <text:p text:style-name="Secondary">Epistaxis, &lt; night or lying on r.side. </text:p>
      <text:p text:style-name="Secondary">Sensitive smell. </text:p>
      <text:p text:style-name="Secondary">Imaginary odors. </text:p>
      <text:p text:style-name="Secondary">Swelled veins of forehead. </text:p>
      <text:p text:style-name="Secondary"><text:span text:style-name="Strong_20_Emphasis">OLD LOOK. </text:span></text:p>
      <text:p text:style-name="Secondary">Spotted face. </text:p>
      <text:p text:style-name="Secondary">Dry, tremulous tongue; red edges and tip. </text:p>
      <text:p text:style-name="Secondary">Sensitive dental fangs. </text:p>
      <text:p text:style-name="Secondary">Grinds teeth. </text:p>
      <text:p text:style-name="Secondary">Nursing sore mouth. </text:p>
      <text:p text:style-name="Secondary">Throat; as of a swelling or a vapor rising in; external redness. </text:p>
      <text:p text:style-name="Secondary">Eructations, like bad eggs, &gt; eating. </text:p>
      <text:p text:style-name="Secondary">Drinks much, eats little. </text:p>
      <text:p text:style-name="Secondary">Averse to meat. </text:p>
      <text:p text:style-name="Secondary"><text:span text:style-name="Strong_20_Emphasis">SUDDENLY HUNGRY AND WEAK; </text:span>&lt; 11 A.M.; at epigastrium. </text:p>
      <text:p text:style-name="Secondary"><text:span text:style-name="Strong_20_Emphasis">ABDOMEN SORE, </text:span>&gt; pressure; heavy, as of a lump; stitches; bearing down, against rectum; congested. </text:p>
      <text:p text:style-name="Secondary">Borborygmi. </text:p>
      <text:p text:style-name="Secondary">Colicky babies. </text:p>
      <text:p text:style-name="Secondary">RECTUM pains; itches; urging in; hæmorrhoidal habitus. </text:p>
      <text:p text:style-name="Secondary">Holds stool back from pain. </text:p>
      <text:p text:style-name="Secondary">DIARRHŒA; <text:span text:style-name="Strong_20_Emphasis">HURRIED, </text:span>EARLY MORNING (Tub.), changing; mushy; stinking; painless; watery; gray froth; &lt; milk; alternating with constipation. </text:p>
      <text:p text:style-name="Secondary">Burning, itching urethra. </text:p>
      <text:p text:style-name="Secondary">Hurried or nightly urination. </text:p>
      <text:p text:style-name="Secondary">Bed wetting. </text:p>
      <text:p text:style-name="Secondary">Testes hang low. </text:p>
      <text:p text:style-name="Secondary">Cutting in uterus; &lt; menses. </text:p>
      <text:p text:style-name="Secondary">Burning, itching sore vulva; &lt; sitting. </text:p>
      <text:p text:style-name="Secondary">Puerperal sepsis. </text:p>
      <text:p text:style-name="Secondary">Acrid, foul menses. </text:p>
      <text:p text:style-name="Secondary"><text:span text:style-name="Strong_20_Emphasis">SUFFOCATIVE AIR HUNGER. </text:span></text:p>
      <text:p text:style-name="Secondary">Irregular breathing. </text:p>
      <text:p text:style-name="Secondary">Cough; violent, in 2 or 3 incomplete bouts. </text:p>
      <text:p text:style-name="Secondary">Deep, hoarse voice; early. </text:p>
      <text:p text:style-name="Secondary">Chest; rattling and heat at 11 A.M.; as of a band about or a load on; red. brown spots on. </text:p>
      <text:p text:style-name="Secondary">Pain backward from l. </text:p>
      <text:p text:style-name="Secondary">nipple. </text:p>
      <text:p text:style-name="Secondary"><text:soft-page-break/>Pneumonia. </text:p>
      <text:p text:style-name="Secondary">Heart seems too big. </text:p>
      <text:p text:style-name="Secondary">Palpitation, &lt; lying. </text:p>
      <text:p text:style-name="Secondary">Nipples crack at base. </text:p>
      <text:p text:style-name="Secondary">Sharp burning in mammæ. </text:p>
      <text:p text:style-name="Secondary">Neck weak; boils on. </text:p>
      <text:p text:style-name="Secondary">Heavy shoulders. </text:p>
      <text:p text:style-name="Secondary">Aching between scapulæ. </text:p>
      <text:p text:style-name="Secondary">Lumbar pains; to stomach; walks bent; supports weight on hands, when sitting. </text:p>
      <text:p text:style-name="Secondary">Coccyx, pains during stools. </text:p>
      <text:p text:style-name="Secondary">Numb l. </text:p>
      <text:p text:style-name="Secondary">arm, &lt; lying. </text:p>
      <text:p text:style-name="Secondary">Palms crack and peel; eczema on; warts on. </text:p>
      <text:p text:style-name="Secondary">Numb fingers (r). </text:p>
      <text:p text:style-name="Secondary">Tense hamstrings (l). </text:p>
      <text:p text:style-name="Secondary">Cramp in calf (l). </text:p>
      <text:p text:style-name="Secondary"><text:span text:style-name="Strong_20_Emphasis">SOLES BURN; STICKS FEET OUT OF BED, </text:span>AT NIGHT or are cold in bed; dry. </text:p>
      <text:p text:style-name="Secondary">Jerks one limb, on dropping to sleep. </text:p>
      <text:p text:style-name="Secondary"><text:span text:style-name="Strong_20_Emphasis">SKIN; </text:span>dry: rough, wrinkled, scaly; <text:span text:style-name="Strong_20_Emphasis">ITCHING; </text:span>violently at night; <text:span text:style-name="Strong_20_Emphasis">BREAKS OUT; </text:span>festers, and won't heal; burning when scratched; painfully sensitive to air, wind, washing etc. </text:p>
      <text:p text:style-name="Secondary">Eruptions alternate with other complaints, asthma, etc. </text:p>
      <text:p text:style-name="Secondary">Crops of boils. </text:p>
      <text:p text:style-name="Secondary">Itch. </text:p>
      <text:p text:style-name="Secondary">Creeping erysipelas. </text:p>
      <text:p text:style-name="Secondary">Rhagades. </text:p>
      <text:p text:style-name="Secondary">Eczema. </text:p>
      <text:p text:style-name="Secondary">Ulcers. </text:p>
      <text:p text:style-name="Secondary">Skin under-nourished. </text:p>
      <text:p text:style-name="Secondary">Suppuration with air bubbles. </text:p>
      <text:p text:style-name="Secondary">Localised congestions. </text:p>
      <text:p text:style-name="Secondary">Hot vertex and soles. </text:p>
      <text:p text:style-name="Secondary">Inclined to uncover single parts. </text:p>
      <text:p text:style-name="Secondary">Craves fresh air. </text:p>
      <text:p text:style-name="Secondary">Drowsy, then migraine. </text:p>
      <text:p text:style-name="Secondary">Sleeps in cat naps. </text:p>
      <text:p text:style-name="Secondary">Sleepy by day, wakeful at night. </text:p>
      <text:p text:style-name="Secondary">Sleeps unrefreshing; sings during. </text:p>
      <text:p text:style-name="Secondary">Chills up back. </text:p>
      <text:p text:style-name="Secondary">Heat; feels too hot; flushes of; with general throbbing; between scapulæ. </text:p>
      <text:p text:style-name="Secondary">Sweaty in axillæ; on hands or feet. </text:p>
      <text:p text:style-name="SK-MM-Remedy-Reference">Antidotes: Merc. Pul. Sil. Complementary: Alo. Calc-c. Sul-io. Related: Psor. Sele. Syph.</text:p>
      <text:p text:style-name="Standard"/>
      <text:p text:style-name="SK-MM-Rem-Short">Sul-ac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SULFURICUM ACID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DIGESTIVE TRAC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oo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ood-vessel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Left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Open air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Spirit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Injuri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ODOR OF COFFEE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limacteric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oward even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xcessive heat or 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Hot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Hands near hea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Pul. Related: Ars. Lach. Sep.</text:p>
      <text:p text:style-name="Standard"/>
      <text:p text:style-name="SK-MM-Rem-Short">Sul-io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SULFUR IODAT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Tissu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Gland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igh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Exertionsligh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Hea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Lying on 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Before storm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Nigh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Cool ai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tand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Grippy feeling. </text:p>
      <text:p text:style-name="Primary">Weak; and sensitive to everything. </text:p>
      <text:p text:style-name="Primary">Faint and sick. </text:p>
      <text:p text:style-name="Primary">Raw, burning heat, internally, with external coldness. </text:p>
      <text:p text:style-name="Primary">Acrid discharges. </text:p>
      <text:p text:style-name="Primary">Single parts, fingers, etc., turn white and insensible. </text:p>
      <text:p text:style-name="Primary">Suppuration. </text:p>
      <text:p text:style-name="Primary">Infiltration. </text:p>
      <text:p text:style-name="Primary"><text:soft-page-break/>Favors reabsorption. </text:p>
      <text:p text:style-name="Primary"/>
      <text:p text:style-name="Secondary">Headache, &gt; sundown. </text:p>
      <text:p text:style-name="Secondary">Hair seems erect. </text:p>
      <text:p text:style-name="Secondary">Zigzags before vision. </text:p>
      <text:p text:style-name="Secondary">Teeth feel soft. </text:p>
      <text:p text:style-name="Secondary">Glazed tongue. </text:p>
      <text:p text:style-name="Secondary">Raw, dry mouth and throat; painful swallowing; wants to moisten it. </text:p>
      <text:p text:style-name="Secondary">Tremor in epigastrium on exertion. </text:p>
      <text:p text:style-name="Secondary">Mesenteric disease. </text:p>
      <text:p text:style-name="Secondary">Bright yellow stools. </text:p>
      <text:p text:style-name="Secondary">Stubborn obstipation. </text:p>
      <text:p text:style-name="Secondary">Foul anal discharge. </text:p>
      <text:p text:style-name="Secondary">Urine scanty; purulent; brown sand in. </text:p>
      <text:p text:style-name="Secondary">Soft testes. </text:p>
      <text:p text:style-name="Secondary">Deficient erections. </text:p>
      <text:p text:style-name="Secondary">Cracked prepuce. </text:p>
      <text:p text:style-name="Secondary">Aching soreness below knees. </text:p>
      <text:p text:style-name="Secondary">Itching. </text:p>
      <text:p text:style-name="Secondary">Ulcers. </text:p>
      <text:p text:style-name="Secondary">Moist eczema. </text:p>
      <text:p text:style-name="Secondary">Acne. </text:p>
      <text:p text:style-name="Secondary">Barber's itch. </text:p>
      <text:p text:style-name="SK-MM-Remedy-Reference">Follows: Sulphur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6T00:47:48.28</dc:date>
    <meta:editing-duration>PT3M7S</meta:editing-duration>
    <meta:editing-cycles>4</meta:editing-cycles>
    <meta:document-statistic meta:table-count="10" meta:image-count="0" meta:object-count="0" meta:page-count="14" meta:paragraph-count="624" meta:word-count="1933" meta:character-count="12884"/>
  </office:meta>
</office:document-meta>
</file>